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text-underline-style="none" fo:font-weight="bold" officeooo:rsid="0006906f" officeooo:paragraph-rsid="0006906f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style:text-underline-style="none" fo:font-weight="bold" officeooo:rsid="0008c7f1" officeooo:paragraph-rsid="0008c7f1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style:text-underline-style="none" fo:font-weight="bold" officeooo:rsid="00090bb2" officeooo:paragraph-rsid="00090bb2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style:text-underline-style="none" fo:font-weight="bold" officeooo:rsid="000a666f" officeooo:paragraph-rsid="000a666f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style:text-underline-style="none" fo:font-weight="normal" officeooo:rsid="0007a1c6" officeooo:paragraph-rsid="0007a1c6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style:text-underline-style="none" fo:font-weight="normal" officeooo:rsid="0006906f" officeooo:paragraph-rsid="0006906f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style:text-underline-style="none" fo:font-weight="normal" officeooo:rsid="0008c7f1" officeooo:paragraph-rsid="0008c7f1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style:text-underline-style="none" fo:font-weight="normal" officeooo:rsid="00090bb2" officeooo:paragraph-rsid="00090bb2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style:text-underline-style="none" fo:font-weight="normal" officeooo:rsid="000a666f" officeooo:paragraph-rsid="000a666f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fo:font-weight="normal" officeooo:rsid="000c62a0" officeooo:paragraph-rsid="000c62a0" style:font-size-asian="11pt" style:font-weight-asian="normal" style:font-size-complex="11pt" style:font-weight-complex="normal"/>
    </style:style>
    <style:style style:name="T1" style:family="text">
      <style:text-properties officeooo:rsid="000a11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blem 1: Write and test a MASM program to Display your name and program title on the output screen.</text:p>
      <text:p text:style-name="P10">Code:</text:p>
      <text:p text:style-name="P9">.MODEL SMALL</text:p>
      <text:p text:style-name="P9">.STACK 100H</text:p>
      <text:p text:style-name="P9">.DATA</text:p>
      <text:p text:style-name="P9"><text:tab/>NAMEP DB "NAME : KUSHAL KANTI GHOSH $"</text:p>
      <text:p text:style-name="P9"><text:tab/>TITLEP DB "PROG1.ASM $"</text:p>
      <text:p text:style-name="P9">.CODE</text:p>
      <text:p text:style-name="P9"><text:tab/>MAIN PROC</text:p>
      <text:p text:style-name="P9"><text:tab/><text:tab/>MOV AX,@DATA</text:p>
      <text:p text:style-name="P9"><text:tab/><text:tab/>MOV DS,AX</text:p>
      <text:p text:style-name="P9"><text:tab/><text:tab/></text:p>
      <text:p text:style-name="P9"><text:tab/><text:tab/>;PRINT NAME</text:p>
      <text:p text:style-name="P9"><text:tab/><text:tab/>MOV AH,09H</text:p>
      <text:p text:style-name="P9"><text:tab/><text:tab/>LEA DX,NAMEP</text:p>
      <text:p text:style-name="P9"><text:tab/><text:tab/>INT 21H</text:p>
      <text:p text:style-name="P9"/>
      <text:p text:style-name="P9"><text:tab/><text:tab/>;PRINT NEWLINE</text:p>
      <text:p text:style-name="P9"><text:tab/><text:tab/>MOV AH,02H</text:p>
      <text:p text:style-name="P9"><text:tab/><text:tab/>MOV DL,13</text:p>
      <text:p text:style-name="P9"><text:tab/><text:tab/>INT 21H</text:p>
      <text:p text:style-name="P9"><text:tab/><text:tab/>MOV DL,10</text:p>
      <text:p text:style-name="P9"><text:tab/><text:tab/>INT 21H</text:p>
      <text:p text:style-name="P9"><text:tab/><text:tab/></text:p>
      <text:p text:style-name="P9"><text:tab/><text:tab/>;PRINT PROGRAM TITLE</text:p>
      <text:p text:style-name="P9"><text:tab/><text:tab/>MOV AH,09H</text:p>
      <text:p text:style-name="P9"><text:tab/><text:tab/>LEA DX,TITLEP</text:p>
      <text:p text:style-name="P9"><text:tab/><text:tab/>INT 21H</text:p>
      <text:p text:style-name="P9"/>
      <text:p text:style-name="P9"><text:tab/><text:tab/>;PRINT NEWLINE</text:p>
      <text:p text:style-name="P9"><text:tab/><text:tab/>MOV AH,02H</text:p>
      <text:p text:style-name="P9"><text:tab/><text:tab/>MOV DL,13</text:p>
      <text:p text:style-name="P9"><text:tab/><text:tab/>INT 21H</text:p>
      <text:p text:style-name="P9"><text:tab/><text:tab/>MOV DL,10</text:p>
      <text:p text:style-name="P9"><text:tab/><text:tab/>INT 21H</text:p>
      <text:p text:style-name="P9"/>
      <text:p text:style-name="P9"><text:tab/><text:tab/>;EXIT </text:p>
      <text:p text:style-name="P9"><text:tab/><text:tab/>MOV AH,4CH</text:p>
      <text:p text:style-name="P9"><text:tab/><text:tab/>INT 21H</text:p>
      <text:p text:style-name="P9"><text:tab/>MAIN ENDP</text:p>
      <text:p text:style-name="P9">END MAIN</text:p>
      <text:p text:style-name="P1">Problem 7: Writ<text:span text:style-name="T1">e</text:span> and test a MASM program to validate second numbers is less than the first.</text:p>
      <text:p text:style-name="P5">Code:</text:p>
      <text:p text:style-name="P6">.MODEL SMALL</text:p>
      <text:p text:style-name="P6">.STACK 100H</text:p>
      <text:p text:style-name="P6">.DATA </text:p>
      <text:p text:style-name="P6"><text:s text:c="2"/>PROMPT1 DB 'Enter first number : $'</text:p>
      <text:p text:style-name="P6"><text:s text:c="2"/>PROMPT2 DB 'Enter second number : $'</text:p>
      <text:p text:style-name="P6"><text:s text:c="2"/>PROMPTS DB 'Sum = $'</text:p>
      <text:p text:style-name="P6"><text:s text:c="2"/>n_line DB 0DH,0AH,"$"</text:p>
      <text:p text:style-name="P6"/>
      <text:p text:style-name="P6">.CODE</text:p>
      <text:p text:style-name="P6"><text:s text:c="3"/>MAIN PROC</text:p>
      <text:p text:style-name="P6"><text:s text:c="6"/>MOV AX,@DATA</text:p>
      <text:p text:style-name="P6"><text:s text:c="6"/>MOV DS,AX</text:p>
      <text:p text:style-name="P6"><text:soft-page-break/><text:s text:c="6"/></text:p>
      <text:p text:style-name="P6"><text:s text:c="6"/>XOR BX,BX</text:p>
      <text:p text:style-name="P6"><text:s text:c="6"/>MOV CL,4 <text:s text:c="5"/></text:p>
      <text:p text:style-name="P6"><text:s text:c="6"/></text:p>
      <text:p text:style-name="P6"><text:s text:c="6"/>LEA DX, PROMPT1</text:p>
      <text:p text:style-name="P6"><text:s text:c="6"/>MOV AH,9</text:p>
      <text:p text:style-name="P6"><text:s text:c="6"/>INT 21H</text:p>
      <text:p text:style-name="P6"><text:s text:c="6"/></text:p>
      <text:p text:style-name="P6"><text:s text:c="6"/>MOV AH,1</text:p>
      <text:p text:style-name="P6"><text:s text:c="6"/>INT 21h</text:p>
      <text:p text:style-name="P6"><text:s text:c="6"/></text:p>
      <text:p text:style-name="P6"><text:s text:c="6"/>INPUT1:</text:p>
      <text:p text:style-name="P6"><text:s text:c="10"/>CMP AL,0DH</text:p>
      <text:p text:style-name="P6"><text:s text:c="10"/>JE LINE1 <text:s text:c="8"/></text:p>
      <text:p text:style-name="P6"><text:s text:c="6"/></text:p>
      <text:p text:style-name="P6"><text:s text:c="10"/>CMP AL,39h</text:p>
      <text:p text:style-name="P6"><text:s text:c="10"/>JG LETTER1</text:p>
      <text:p text:style-name="P6"><text:s text:c="10"/></text:p>
      <text:p text:style-name="P6"><text:s text:c="10"/>AND AL,0FH</text:p>
      <text:p text:style-name="P6"><text:s text:c="10"/>JMP SHIFT1</text:p>
      <text:p text:style-name="P6"><text:s text:c="10"/></text:p>
      <text:p text:style-name="P6"><text:s text:c="6"/>LETTER1: <text:s text:c="5"/></text:p>
      <text:p text:style-name="P6"><text:s text:c="10"/>SUB AL,37H</text:p>
      <text:p text:style-name="P6"><text:s text:c="7"/></text:p>
      <text:p text:style-name="P6"><text:s text:c="6"/>SHIFT1:</text:p>
      <text:p text:style-name="P6"><text:s text:c="10"/>SHL BX,CL </text:p>
      <text:p text:style-name="P6"><text:s text:c="10"/>OR <text:s/>BL,AL </text:p>
      <text:p text:style-name="P6"><text:s text:c="10"/></text:p>
      <text:p text:style-name="P6"><text:s text:c="10"/>INT 21h</text:p>
      <text:p text:style-name="P6"><text:s text:c="10"/>JMP INPUT1</text:p>
      <text:p text:style-name="P6"><text:s text:c="6"/>LINE1:</text:p>
      <text:p text:style-name="P6"><text:s text:c="10"/>LEA DX, PROMPT2</text:p>
      <text:p text:style-name="P6"><text:s text:c="10"/>MOV AH,9</text:p>
      <text:p text:style-name="P6"><text:s text:c="10"/>INT 21H</text:p>
      <text:p text:style-name="P6"><text:s text:c="10"/></text:p>
      <text:p text:style-name="P6"><text:s text:c="10"/>XOR DX,DX</text:p>
      <text:p text:style-name="P6"><text:s text:c="10"/></text:p>
      <text:p text:style-name="P6"><text:s text:c="10"/>MOV AH,1</text:p>
      <text:p text:style-name="P6"><text:s text:c="10"/>INT 21h</text:p>
      <text:p text:style-name="P6"><text:s text:c="10"/></text:p>
      <text:p text:style-name="P6"><text:s text:c="6"/>INPUT2:</text:p>
      <text:p text:style-name="P6"><text:s text:c="10"/>CMP AL,0DH</text:p>
      <text:p text:style-name="P6"><text:s text:c="10"/>JE LINE2 <text:s text:c="8"/></text:p>
      <text:p text:style-name="P6"><text:s text:c="6"/></text:p>
      <text:p text:style-name="P6"><text:s text:c="10"/>CMP AL,39h</text:p>
      <text:p text:style-name="P6"><text:s text:c="10"/>JG LETTER2</text:p>
      <text:p text:style-name="P6"><text:s text:c="10"/></text:p>
      <text:p text:style-name="P6"><text:s text:c="10"/>AND AL,0FH</text:p>
      <text:p text:style-name="P6"><text:s text:c="10"/>JMP SHIFT2</text:p>
      <text:p text:style-name="P6"><text:s text:c="10"/></text:p>
      <text:p text:style-name="P6"><text:s text:c="6"/>LETTER2:</text:p>
      <text:p text:style-name="P6"><text:s text:c="10"/>SUB AL,37H</text:p>
      <text:p text:style-name="P6"><text:s text:c="7"/></text:p>
      <text:p text:style-name="P6"><text:s text:c="6"/>SHIFT2:</text:p>
      <text:p text:style-name="P6"><text:s text:c="10"/>SHL DX,CL</text:p>
      <text:p text:style-name="P6"><text:s text:c="10"/>OR <text:s/>DL,AL</text:p>
      <text:p text:style-name="P6"><text:s text:c="10"/></text:p>
      <text:p text:style-name="P6"><text:soft-page-break/><text:s text:c="10"/>INT 21h</text:p>
      <text:p text:style-name="P6"><text:s text:c="10"/>JMP INPUT2</text:p>
      <text:p text:style-name="P6"><text:s text:c="6"/>LINE2:</text:p>
      <text:p text:style-name="P6"><text:s text:c="10"/>MOV CX,DX</text:p>
      <text:p text:style-name="P6"><text:s text:c="14"/></text:p>
      <text:p text:style-name="P6"><text:s text:c="10"/>LEA DX,PROMPTS</text:p>
      <text:p text:style-name="P6"><text:s text:c="10"/>MOV AH,9</text:p>
      <text:p text:style-name="P6"><text:s text:c="10"/>INT 21h</text:p>
      <text:p text:style-name="P6"><text:s text:c="10"/></text:p>
      <text:p text:style-name="P6"><text:s text:c="10"/>MOV DH,16</text:p>
      <text:p text:style-name="P6"><text:s text:c="6"/></text:p>
      <text:p text:style-name="P6"><text:s text:c="6"/>SUM:</text:p>
      <text:p text:style-name="P6"><text:s text:c="10"/>ADD BX,CX</text:p>
      <text:p text:style-name="P6"><text:s text:c="10"/>JC PC1</text:p>
      <text:p text:style-name="P6"><text:s text:c="10"/>MOV CL,4</text:p>
      <text:p text:style-name="P6"><text:s text:c="6"/></text:p>
      <text:p text:style-name="P6"><text:s text:c="6"/>OUTPUT:</text:p>
      <text:p text:style-name="P6"><text:s text:c="12"/>MOV CH,BH</text:p>
      <text:p text:style-name="P6"><text:s text:c="12"/>SHR CH,CL</text:p>
      <text:p text:style-name="P6"><text:s text:c="12"/>AND CH,0FH </text:p>
      <text:p text:style-name="P6"><text:s text:c="12"/>CMP CH,10</text:p>
      <text:p text:style-name="P6"><text:s text:c="12"/>ADD CH,'0'</text:p>
      <text:p text:style-name="P6"><text:s text:c="12"/>CMP CH,':'</text:p>
      <text:p text:style-name="P6"><text:s text:c="12"/>JL P1</text:p>
      <text:p text:style-name="P6"><text:s text:c="12"/>ADD CH,7</text:p>
      <text:p text:style-name="P6"><text:s text:c="6"/>P1:</text:p>
      <text:p text:style-name="P6"><text:s text:c="8"/>MOV DL,CH</text:p>
      <text:p text:style-name="P6"><text:s text:c="8"/>MOV AH,2</text:p>
      <text:p text:style-name="P6"><text:s text:c="8"/>INT 21H</text:p>
      <text:p text:style-name="P6"/>
      <text:p text:style-name="P6"><text:s text:c="8"/>MOV CH,BH</text:p>
      <text:p text:style-name="P6"><text:s text:c="8"/>AND CH,0FH</text:p>
      <text:p text:style-name="P6"><text:s text:c="8"/>CMP CH,10</text:p>
      <text:p text:style-name="P6"><text:s text:c="8"/>ADD CH,'0'</text:p>
      <text:p text:style-name="P6"><text:s text:c="8"/>CMP CH,':'</text:p>
      <text:p text:style-name="P6"><text:s text:c="8"/>JL P2</text:p>
      <text:p text:style-name="P6"><text:s text:c="8"/>ADD CH,7</text:p>
      <text:p text:style-name="P6"><text:s text:c="6"/>P2:</text:p>
      <text:p text:style-name="P6"><text:s text:c="8"/>MOV DL,CH</text:p>
      <text:p text:style-name="P6"><text:s text:c="8"/>MOV AH,2</text:p>
      <text:p text:style-name="P6"><text:s text:c="8"/>INT 21H</text:p>
      <text:p text:style-name="P6"/>
      <text:p text:style-name="P6"><text:s text:c="8"/>MOV CH,BL</text:p>
      <text:p text:style-name="P6"><text:s text:c="8"/>SHR CH,CL</text:p>
      <text:p text:style-name="P6"><text:s text:c="8"/>AND CH,0FH</text:p>
      <text:p text:style-name="P6"><text:s text:c="8"/>CMP CH,10</text:p>
      <text:p text:style-name="P6"><text:s text:c="8"/>ADD CH,'0'</text:p>
      <text:p text:style-name="P6"><text:s text:c="8"/>CMP CH,':'</text:p>
      <text:p text:style-name="P6"><text:s text:c="8"/>JL P3</text:p>
      <text:p text:style-name="P6"><text:s text:c="8"/>ADD CH,7</text:p>
      <text:p text:style-name="P6"><text:s text:c="6"/>P3:</text:p>
      <text:p text:style-name="P6"><text:s text:c="8"/>MOV DL,CH</text:p>
      <text:p text:style-name="P6"><text:s text:c="8"/>MOV AH,2</text:p>
      <text:p text:style-name="P6"><text:s text:c="8"/>INT 21H</text:p>
      <text:p text:style-name="P6"/>
      <text:p text:style-name="P6"><text:s text:c="8"/>MOV CH,BL</text:p>
      <text:p text:style-name="P6"><text:s text:c="8"/>AND CH,0FH</text:p>
      <text:p text:style-name="P6"><text:soft-page-break/><text:s text:c="8"/>CMP CH,10</text:p>
      <text:p text:style-name="P6"><text:s text:c="8"/>ADD CH,'0'</text:p>
      <text:p text:style-name="P6"><text:s text:c="8"/>CMP CH,':'</text:p>
      <text:p text:style-name="P6"><text:s text:c="8"/>JL P4</text:p>
      <text:p text:style-name="P6"><text:s text:c="8"/>ADD CH,7</text:p>
      <text:p text:style-name="P6"><text:s text:c="6"/>P4:</text:p>
      <text:p text:style-name="P6"><text:s text:c="8"/>MOV DL,CH</text:p>
      <text:p text:style-name="P6"><text:s text:c="8"/>MOV AH,2</text:p>
      <text:p text:style-name="P6"><text:s text:c="8"/>INT 21H</text:p>
      <text:p text:style-name="P6"/>
      <text:p text:style-name="P6"><text:s text:c="8"/>JMP QUIT</text:p>
      <text:p text:style-name="P6"><text:s text:c="6"/>PC1:</text:p>
      <text:p text:style-name="P6"><text:s text:c="8"/>MOV DL,'1'</text:p>
      <text:p text:style-name="P6"><text:s text:c="8"/>MOV AH,2</text:p>
      <text:p text:style-name="P6"><text:s text:c="8"/>INT 21h</text:p>
      <text:p text:style-name="P6"><text:s text:c="8"/>JMP OUTPUT</text:p>
      <text:p text:style-name="P6"><text:s text:c="8"/></text:p>
      <text:p text:style-name="P6"><text:s text:c="6"/>QUIT:</text:p>
      <text:p text:style-name="P6"><text:s text:c="8"/>MOV AH,4CH</text:p>
      <text:p text:style-name="P6"><text:s text:c="8"/>INT 21H</text:p>
      <text:p text:style-name="P6"><text:s text:c="8"/></text:p>
      <text:p text:style-name="P6"><text:s text:c="2"/>MAIN ENDP</text:p>
      <text:p text:style-name="P6">END MAIN</text:p>
      <text:p text:style-name="P6"/>
      <text:p text:style-name="P2">Problem 10: Write and test a MASM program to print all the characters from A-Z.</text:p>
      <text:p text:style-name="P7">Code:</text:p>
      <text:p text:style-name="P7">.MODEL SMALL</text:p>
      <text:p text:style-name="P7">.STACK 100H</text:p>
      <text:p text:style-name="P7"/>
      <text:p text:style-name="P7">.DATA</text:p>
      <text:p text:style-name="P7"><text:tab/>PROMPT DB 'The characters are : $'</text:p>
      <text:p text:style-name="P7"/>
      <text:p text:style-name="P7">.CODE</text:p>
      <text:p text:style-name="P7"><text:tab/>MAIN PROC</text:p>
      <text:p text:style-name="P7"><text:tab/><text:tab/>MOV AX,@DATA</text:p>
      <text:p text:style-name="P7"><text:tab/><text:tab/>MOV DS,AX</text:p>
      <text:p text:style-name="P7"/>
      <text:p text:style-name="P7"><text:tab/><text:tab/>LEA DX, PROMPT</text:p>
      <text:p text:style-name="P7"><text:tab/><text:tab/>MOV AH,9</text:p>
      <text:p text:style-name="P7"><text:tab/><text:tab/>INT 21H</text:p>
      <text:p text:style-name="P7"/>
      <text:p text:style-name="P7"><text:tab/><text:tab/>MOV BX,26</text:p>
      <text:p text:style-name="P7"/>
      <text:p text:style-name="P7"><text:tab/><text:tab/>MOV AH,2</text:p>
      <text:p text:style-name="P7"><text:tab/><text:tab/>MOV DL,65</text:p>
      <text:p text:style-name="P7"/>
      <text:p text:style-name="P7"><text:tab/><text:tab/>@LOOP:</text:p>
      <text:p text:style-name="P7"><text:tab/><text:tab/><text:tab/>INT 21H</text:p>
      <text:p text:style-name="P7"><text:tab/><text:tab/><text:tab/>INC DL</text:p>
      <text:p text:style-name="P7"><text:tab/><text:tab/><text:tab/>DEC BX</text:p>
      <text:p text:style-name="P7"><text:tab/><text:tab/><text:tab/>JNZ @LOOP</text:p>
      <text:p text:style-name="P7"/>
      <text:p text:style-name="P7"><text:tab/><text:tab/>MOV AH,4CH</text:p>
      <text:p text:style-name="P7"><text:tab/><text:tab/>INT 21H</text:p>
      <text:p text:style-name="P7"><text:tab/>MAIN ENDP</text:p>
      <text:p text:style-name="P7">END MAIN</text:p>
      <text:p text:style-name="P7"/>
      <text:p text:style-name="P2"><text:soft-page-break/>Problem 13: Write and test a program to print pairs of even numbers where the summation of the numbers in each pair is 100.</text:p>
      <text:p text:style-name="P7">Code: </text:p>
      <text:p text:style-name="P7">.MODEL LARGE</text:p>
      <text:p text:style-name="P7">.STACK 100H</text:p>
      <text:p text:style-name="P7"/>
      <text:p text:style-name="P7">.DATA</text:p>
      <text:p text:style-name="P7"><text:tab/>PROMPT DB 'The pairs are : ',0DH,0AH,'$'</text:p>
      <text:p text:style-name="P7"><text:tab/>P DW ?</text:p>
      <text:p text:style-name="P7"><text:tab/>Q DW ?</text:p>
      <text:p text:style-name="P7"><text:tab/></text:p>
      <text:p text:style-name="P7">.CODE</text:p>
      <text:p text:style-name="P7"><text:tab/>DECIMAL_OUTPUT PROC</text:p>
      <text:p text:style-name="P7"><text:tab/><text:tab/>CMP BX, 0 <text:s text:c="21"/>; compare BX with 0</text:p>
      <text:p text:style-name="P7"><text:tab/><text:tab/>JGE START <text:s text:c="20"/>; jump to label @START if BX&gt;=0</text:p>
      <text:p text:style-name="P7"><text:tab/><text:tab/>MOV AH, 2 <text:s text:c="21"/>; set output function</text:p>
      <text:p text:style-name="P7"><text:tab/><text:tab/>MOV DL, "-" <text:s text:c="19"/>; set DL='-'</text:p>
      <text:p text:style-name="P7"><text:tab/><text:tab/>INT 21H <text:s text:c="23"/>; print the character</text:p>
      <text:p text:style-name="P7"><text:tab/><text:tab/>NEG BX <text:s text:c="24"/>; take 2's complement of BX</text:p>
      <text:p text:style-name="P7"><text:tab/><text:tab/>START: <text:s text:c="23"/>; jump label</text:p>
      <text:p text:style-name="P7"><text:tab/><text:tab/>MOV AX, BX <text:s text:c="20"/>; set AX=BX</text:p>
      <text:p text:style-name="P7"><text:tab/><text:tab/>XOR CX, CX <text:s text:c="20"/>; clear CX</text:p>
      <text:p text:style-name="P7"><text:tab/><text:tab/>MOV BX, 10 <text:s text:c="20"/>; set BX=10</text:p>
      <text:p text:style-name="P7"><text:tab/><text:tab/>RPT: <text:s text:c="22"/>; loop label</text:p>
      <text:p text:style-name="P7"><text:tab/><text:tab/> XOR DX, DX <text:s text:c="18"/>; clear DX</text:p>
      <text:p text:style-name="P7"><text:tab/><text:tab/> DIV BX <text:s text:c="22"/>; divide AX by BX</text:p>
      <text:p text:style-name="P7"><text:tab/><text:tab/> PUSH DX <text:s text:c="21"/>; push DX onto the STACK</text:p>
      <text:p text:style-name="P7"><text:tab/><text:tab/> INC CX <text:s text:c="22"/>; increment CX</text:p>
      <text:p text:style-name="P7"><text:tab/><text:tab/> OR AX, AX <text:s text:c="19"/>; take OR of Ax with AX</text:p>
      <text:p text:style-name="P7"><text:tab/><text:tab/>JNE RPT <text:s text:c="19"/>; jump to label @REPEAT if ZF=0</text:p>
      <text:p text:style-name="P7"><text:tab/><text:tab/>MOV AH, 2 <text:s text:c="21"/>; set output function</text:p>
      <text:p text:style-name="P7"><text:tab/><text:tab/>DISPLAY: <text:s text:c="21"/>; loop label</text:p>
      <text:p text:style-name="P7"><text:tab/><text:tab/> POP DX <text:s text:c="22"/>; pop a value from STACK to DX</text:p>
      <text:p text:style-name="P7"><text:tab/><text:tab/> OR DL, 30H <text:s text:c="18"/>; convert decimal to ascii code</text:p>
      <text:p text:style-name="P7"><text:tab/><text:tab/> INT 21H <text:s text:c="21"/>; print a character</text:p>
      <text:p text:style-name="P7"><text:tab/><text:tab/>LOOP DISPLAY <text:s text:c="17"/>; jump to label @DISPLAY if CX!=0</text:p>
      <text:p text:style-name="P7"><text:tab/><text:tab/>RET <text:s text:c="27"/>; return control to the calling procedure</text:p>
      <text:p text:style-name="P7"><text:tab/>DECIMAL_OUTPUT ENDP</text:p>
      <text:p text:style-name="P7"><text:tab/>MAIN PROC</text:p>
      <text:p text:style-name="P7"><text:tab/><text:tab/>MOV AX,@DATA</text:p>
      <text:p text:style-name="P7"><text:tab/><text:tab/>MOV DS,AX<text:tab/><text:tab/></text:p>
      <text:p text:style-name="P7"><text:tab/><text:tab/>LEA DX,PROMPT</text:p>
      <text:p text:style-name="P7"><text:tab/><text:tab/>MOV AH,9</text:p>
      <text:p text:style-name="P7"><text:tab/><text:tab/>INT 21H<text:tab/><text:tab/></text:p>
      <text:p text:style-name="P7"><text:tab/><text:tab/>MOV BX,2</text:p>
      <text:p text:style-name="P7"><text:tab/><text:tab/>MOV CX,98<text:tab/><text:tab/></text:p>
      <text:p text:style-name="P7"><text:tab/><text:tab/>LP:</text:p>
      <text:p text:style-name="P7"><text:tab/><text:tab/><text:tab/>MOV P,BX</text:p>
      <text:p text:style-name="P7"><text:tab/><text:tab/><text:tab/>MOV Q,CX</text:p>
      <text:p text:style-name="P7"><text:tab/><text:tab/><text:tab/>CALL DECIMAL_OUTPUT</text:p>
      <text:p text:style-name="P7"><text:tab/><text:tab/><text:tab/>MOV DL,32</text:p>
      <text:p text:style-name="P7"><text:tab/><text:tab/><text:tab/>MOV AH,2</text:p>
      <text:p text:style-name="P7"><text:tab/><text:tab/><text:tab/>INT 21H</text:p>
      <text:p text:style-name="P7"><text:tab/><text:tab/><text:tab/>MOV BX,Q</text:p>
      <text:p text:style-name="P7"><text:tab/><text:tab/><text:tab/>CALL DECIMAL_OUTPUT</text:p>
      <text:p text:style-name="P7"><text:tab/><text:tab/><text:tab/>MOV AH,2</text:p>
      <text:p text:style-name="P7"><text:tab/><text:tab/><text:tab/>MOV DL,0DH</text:p>
      <text:p text:style-name="P7"><text:soft-page-break/><text:tab/><text:tab/><text:tab/>INT 21H</text:p>
      <text:p text:style-name="P7"><text:tab/><text:tab/><text:tab/>MOV DL,0AH</text:p>
      <text:p text:style-name="P7"><text:tab/><text:tab/><text:tab/>INT 21H</text:p>
      <text:p text:style-name="P7"><text:tab/><text:tab/><text:tab/>MOV BX,P</text:p>
      <text:p text:style-name="P7"><text:tab/><text:tab/><text:tab/>MOV CX,Q</text:p>
      <text:p text:style-name="P7"><text:tab/><text:tab/><text:tab/>INC BX</text:p>
      <text:p text:style-name="P7"><text:tab/><text:tab/><text:tab/>INC BX</text:p>
      <text:p text:style-name="P7"><text:tab/><text:tab/><text:tab/>DEC CX</text:p>
      <text:p text:style-name="P7"><text:tab/><text:tab/><text:tab/>DEC CX</text:p>
      <text:p text:style-name="P7"><text:tab/><text:tab/><text:tab/>CMP BX,52</text:p>
      <text:p text:style-name="P7"><text:tab/><text:tab/><text:tab/>JNE LP<text:tab/><text:tab/><text:tab/></text:p>
      <text:p text:style-name="P7"><text:tab/><text:tab/>MOV AH,4CH</text:p>
      <text:p text:style-name="P7"><text:tab/><text:tab/>INT 21H</text:p>
      <text:p text:style-name="P7"><text:tab/>MAIN ENDP</text:p>
      <text:p text:style-name="P7">END MAIN</text:p>
      <text:p text:style-name="P7"/>
      <text:p text:style-name="P3">Problem 16: Write and test a program to divide a 16 bit number by a 8 bit number.</text:p>
      <text:p text:style-name="P8">Code:</text:p>
      <text:p text:style-name="P8">.MODEL SMALL</text:p>
      <text:p text:style-name="P8">.STACK 100H</text:p>
      <text:p text:style-name="P8">.DATA </text:p>
      <text:p text:style-name="P8"><text:s text:c="2"/>PROMPT1 DB 10,13,'Enter dividend : $'</text:p>
      <text:p text:style-name="P8"><text:s text:c="2"/>PROMPT2 DB 10,13,'Enter divisor : $'</text:p>
      <text:p text:style-name="P8"><text:s text:c="2"/>PROMPTQ DB 10,13,'Quotient = $'</text:p>
      <text:p text:style-name="P8"><text:s text:c="2"/>PROMPTR DB 10,13,'Remainder = $'</text:p>
      <text:p text:style-name="P8"><text:s text:c="2"/>NUM1 DW ?</text:p>
      <text:p text:style-name="P8"><text:s text:c="2"/>NUM2 DW ?</text:p>
      <text:p text:style-name="P8"><text:s text:c="2"/>Q DB ?</text:p>
      <text:p text:style-name="P8"><text:s text:c="2"/>R DB ?</text:p>
      <text:p text:style-name="P8"><text:s text:c="2"/>n_line DB 0DH,0AH,"$"</text:p>
      <text:p text:style-name="P8"/>
      <text:p text:style-name="P8">.CODE</text:p>
      <text:p text:style-name="P8"/>
      <text:p text:style-name="P8"><text:s text:c="2"/>INPUT PROC ;OUTPUT: IN BX</text:p>
      <text:p text:style-name="P8"/>
      <text:p text:style-name="P8"><text:s text:c="5"/>XOR BX,BX</text:p>
      <text:p text:style-name="P8"><text:s text:c="5"/>MOV CL,4 <text:s/></text:p>
      <text:p text:style-name="P8"><text:s text:c="5"/>MOV AH,1</text:p>
      <text:p text:style-name="P8"><text:s text:c="5"/>INT 21h</text:p>
      <text:p text:style-name="P8"><text:s text:c="6"/></text:p>
      <text:p text:style-name="P8"><text:s text:c="6"/>INPUT1:</text:p>
      <text:p text:style-name="P8"><text:s text:c="10"/>CMP AL,0DH</text:p>
      <text:p text:style-name="P8"><text:s text:c="10"/>JE LINE1 <text:s text:c="8"/></text:p>
      <text:p text:style-name="P8"><text:s text:c="6"/></text:p>
      <text:p text:style-name="P8"><text:s text:c="10"/>CMP AL,39h</text:p>
      <text:p text:style-name="P8"><text:s text:c="10"/>JG LETTER1</text:p>
      <text:p text:style-name="P8"><text:s text:c="10"/></text:p>
      <text:p text:style-name="P8"><text:s text:c="10"/>AND AL,0FH</text:p>
      <text:p text:style-name="P8"><text:s text:c="10"/>JMP SHIFT1</text:p>
      <text:p text:style-name="P8"><text:s text:c="10"/></text:p>
      <text:p text:style-name="P8"><text:s text:c="6"/>LETTER1: <text:s text:c="5"/></text:p>
      <text:p text:style-name="P8"><text:s text:c="10"/>SUB AL,37H</text:p>
      <text:p text:style-name="P8"><text:s text:c="7"/></text:p>
      <text:p text:style-name="P8"><text:s text:c="6"/>SHIFT1:</text:p>
      <text:p text:style-name="P8"><text:s text:c="10"/>SHL BX,CL </text:p>
      <text:p text:style-name="P8"><text:s text:c="10"/>OR <text:s/>BL,AL </text:p>
      <text:p text:style-name="P8"><text:s text:c="10"/></text:p>
      <text:p text:style-name="P8"><text:soft-page-break/><text:s text:c="10"/>INT 21h</text:p>
      <text:p text:style-name="P8"><text:s text:c="10"/>JMP INPUT1</text:p>
      <text:p text:style-name="P8"><text:s text:c="6"/>LINE1:</text:p>
      <text:p text:style-name="P8"><text:s text:c="10"/>RET</text:p>
      <text:p text:style-name="P8"><text:s text:c="4"/>INPUT ENDP</text:p>
      <text:p text:style-name="P8"/>
      <text:p text:style-name="P8"><text:s text:c="4"/>OUTPUT PROC</text:p>
      <text:p text:style-name="P8"><text:s text:c="6"/>MOV CL,4</text:p>
      <text:p text:style-name="P8"><text:s text:c="6"/>MOV CH,BH</text:p>
      <text:p text:style-name="P8"><text:s text:c="6"/>SHR CH,CL</text:p>
      <text:p text:style-name="P8"><text:s text:c="6"/>AND CH,0FH </text:p>
      <text:p text:style-name="P8"><text:s text:c="6"/>CMP CH,10</text:p>
      <text:p text:style-name="P8"><text:s text:c="6"/>ADD CH,'0'</text:p>
      <text:p text:style-name="P8"><text:s text:c="6"/>CMP CH,':'</text:p>
      <text:p text:style-name="P8"><text:s text:c="6"/>JL P1</text:p>
      <text:p text:style-name="P8"><text:s text:c="6"/>ADD CH,7</text:p>
      <text:p text:style-name="P8"/>
      <text:p text:style-name="P8"><text:s text:c="6"/>P1:</text:p>
      <text:p text:style-name="P8"><text:s text:c="8"/>MOV DL,CH</text:p>
      <text:p text:style-name="P8"><text:s text:c="8"/>MOV AH,2</text:p>
      <text:p text:style-name="P8"><text:s text:c="8"/>INT 21H</text:p>
      <text:p text:style-name="P8"/>
      <text:p text:style-name="P8"><text:s text:c="8"/>MOV CH,BH</text:p>
      <text:p text:style-name="P8"><text:s text:c="8"/>AND CH,0FH</text:p>
      <text:p text:style-name="P8"><text:s text:c="8"/>CMP CH,10</text:p>
      <text:p text:style-name="P8"><text:s text:c="8"/>ADD CH,'0'</text:p>
      <text:p text:style-name="P8"><text:s text:c="8"/>CMP CH,':'</text:p>
      <text:p text:style-name="P8"><text:s text:c="8"/>JL P2</text:p>
      <text:p text:style-name="P8"><text:s text:c="8"/>ADD CH,7</text:p>
      <text:p text:style-name="P8"><text:s text:c="6"/></text:p>
      <text:p text:style-name="P8"><text:s text:c="6"/>P2:</text:p>
      <text:p text:style-name="P8"><text:s text:c="8"/>MOV DL,CH</text:p>
      <text:p text:style-name="P8"><text:s text:c="8"/>MOV AH,2</text:p>
      <text:p text:style-name="P8"><text:s text:c="8"/>INT 21H</text:p>
      <text:p text:style-name="P8"/>
      <text:p text:style-name="P8"><text:s text:c="8"/>MOV CH,BL</text:p>
      <text:p text:style-name="P8"><text:s text:c="8"/>SHR CH,CL</text:p>
      <text:p text:style-name="P8"><text:s text:c="8"/>AND CH,0FH</text:p>
      <text:p text:style-name="P8"><text:s text:c="8"/>CMP CH,10</text:p>
      <text:p text:style-name="P8"><text:s text:c="8"/>ADD CH,'0'</text:p>
      <text:p text:style-name="P8"><text:s text:c="8"/>CMP CH,':'</text:p>
      <text:p text:style-name="P8"><text:s text:c="8"/>JL P3</text:p>
      <text:p text:style-name="P8"><text:s text:c="8"/>ADD CH,7</text:p>
      <text:p text:style-name="P8"><text:s text:c="6"/>P3:</text:p>
      <text:p text:style-name="P8"><text:s text:c="8"/>MOV DL,CH</text:p>
      <text:p text:style-name="P8"><text:s text:c="8"/>MOV AH,2</text:p>
      <text:p text:style-name="P8"><text:s text:c="8"/>INT 21H</text:p>
      <text:p text:style-name="P8"/>
      <text:p text:style-name="P8"><text:s text:c="8"/>MOV CH,BL</text:p>
      <text:p text:style-name="P8"><text:s text:c="8"/>AND CH,0FH</text:p>
      <text:p text:style-name="P8"><text:s text:c="8"/>CMP CH,10</text:p>
      <text:p text:style-name="P8"><text:s text:c="8"/>ADD CH,'0'</text:p>
      <text:p text:style-name="P8"><text:s text:c="8"/>CMP CH,':'</text:p>
      <text:p text:style-name="P8"><text:s text:c="8"/>JL P4</text:p>
      <text:p text:style-name="P8"><text:s text:c="8"/>ADD CH,7</text:p>
      <text:p text:style-name="P8"><text:s text:c="6"/>P4:</text:p>
      <text:p text:style-name="P8"><text:s text:c="8"/>MOV DL,CH</text:p>
      <text:p text:style-name="P8"><text:soft-page-break/><text:s text:c="8"/>MOV AH,2</text:p>
      <text:p text:style-name="P8"><text:s text:c="8"/>INT 21H</text:p>
      <text:p text:style-name="P8"/>
      <text:p text:style-name="P8"><text:s text:c="8"/>JMP QUIT</text:p>
      <text:p text:style-name="P8"><text:s text:c="6"/>PC1:</text:p>
      <text:p text:style-name="P8"><text:s text:c="8"/>MOV DL,'1'</text:p>
      <text:p text:style-name="P8"><text:s text:c="8"/>MOV AH,2</text:p>
      <text:p text:style-name="P8"><text:s text:c="8"/>INT 21h</text:p>
      <text:p text:style-name="P8"><text:s text:c="8"/>JMP OUTPUT</text:p>
      <text:p text:style-name="P8"><text:s text:c="6"/>QUIT:</text:p>
      <text:p text:style-name="P8"><text:s text:c="8"/>RET</text:p>
      <text:p text:style-name="P8"><text:s text:c="4"/>OUTPUT ENDP</text:p>
      <text:p text:style-name="P8"/>
      <text:p text:style-name="P8"><text:s text:c="5"/>MAIN PROC</text:p>
      <text:p text:style-name="P8"><text:s text:c="6"/>MOV AX,@DATA</text:p>
      <text:p text:style-name="P8"><text:s text:c="6"/>MOV DS,AX <text:s text:c="7"/></text:p>
      <text:p text:style-name="P8"><text:s text:c="6"/></text:p>
      <text:p text:style-name="P8"><text:s text:c="6"/>LEA DX, PROMPT1</text:p>
      <text:p text:style-name="P8"><text:s text:c="6"/>MOV AH,9</text:p>
      <text:p text:style-name="P8"><text:s text:c="6"/>INT 21H</text:p>
      <text:p text:style-name="P8"/>
      <text:p text:style-name="P8"><text:s text:c="6"/>CALL INPUT</text:p>
      <text:p text:style-name="P8"><text:s text:c="6"/>MOV NUM1,BX</text:p>
      <text:p text:style-name="P8"/>
      <text:p text:style-name="P8"><text:s text:c="6"/>LEA DX, PROMPT2</text:p>
      <text:p text:style-name="P8"><text:s text:c="6"/>MOV AH,9</text:p>
      <text:p text:style-name="P8"><text:s text:c="6"/>INT 21H</text:p>
      <text:p text:style-name="P8"/>
      <text:p text:style-name="P8"><text:s text:c="6"/>CALL INPUT</text:p>
      <text:p text:style-name="P8"><text:s text:c="6"/>MOV NUM2,BX</text:p>
      <text:p text:style-name="P8"><text:s text:c="6"/>MOV AX,NUM1</text:p>
      <text:p text:style-name="P8"/>
      <text:p text:style-name="P8"><text:s text:c="6"/>DVD:</text:p>
      <text:p text:style-name="P8"><text:s text:c="10"/>DIV BL</text:p>
      <text:p text:style-name="P8"><text:s text:c="10"/>MOV Q,AL</text:p>
      <text:p text:style-name="P8"><text:s text:c="10"/>MOV R,AH</text:p>
      <text:p text:style-name="P8"/>
      <text:p text:style-name="P8"><text:s text:c="10"/>LEA DX, PROMPTQ</text:p>
      <text:p text:style-name="P8"><text:s text:c="10"/>MOV AH,9</text:p>
      <text:p text:style-name="P8"><text:s text:c="10"/>INT 21H</text:p>
      <text:p text:style-name="P8"><text:s text:c="10"/></text:p>
      <text:p text:style-name="P8"><text:s text:c="10"/>XOR BX,BX</text:p>
      <text:p text:style-name="P8"><text:s text:c="10"/>MOV BL,Q ;QUOTIENT</text:p>
      <text:p text:style-name="P8"><text:s text:c="10"/>CALL OUTPUT</text:p>
      <text:p text:style-name="P8"/>
      <text:p text:style-name="P8"><text:s text:c="10"/>LEA DX, PROMPTR</text:p>
      <text:p text:style-name="P8"><text:s text:c="10"/>MOV AH,9</text:p>
      <text:p text:style-name="P8"><text:s text:c="10"/>INT 21H</text:p>
      <text:p text:style-name="P8"><text:s text:c="10"/></text:p>
      <text:p text:style-name="P8"><text:s text:c="10"/>XOR BX,BX</text:p>
      <text:p text:style-name="P8"><text:s text:c="10"/>MOV BL,R <text:s/>;REMAINDER</text:p>
      <text:p text:style-name="P8"><text:s text:c="10"/>CALL OUTPUT</text:p>
      <text:p text:style-name="P8"/>
      <text:p text:style-name="P8"><text:s text:c="6"/>MOV AH,4CH</text:p>
      <text:p text:style-name="P8"><text:s text:c="6"/>INT 21H</text:p>
      <text:p text:style-name="P8"><text:s text:c="8"/></text:p>
      <text:p text:style-name="P8"><text:s text:c="2"/>MAIN ENDP</text:p>
      <text:p text:style-name="P8"><text:soft-page-break/>END MAIN</text:p>
      <text:p text:style-name="P8"/>
      <text:p text:style-name="P3">Problem 19: Write and test a program to identify the GCD and LCM of three numbers.</text:p>
      <text:p text:style-name="P8">Code:</text:p>
      <text:p text:style-name="P8">.MODEL SMALL</text:p>
      <text:p text:style-name="P8">.STACK 100H</text:p>
      <text:p text:style-name="P8">.DATA </text:p>
      <text:p text:style-name="P8"><text:s text:c="2"/>PROMPT1 DB 10,13,'Enter first number : $'</text:p>
      <text:p text:style-name="P8"><text:s text:c="2"/>PROMPT2 DB 10,13,'Enter second number : $'</text:p>
      <text:p text:style-name="P8"><text:s text:c="2"/>PROMPT3 DB 10,13,'Enter third number : $'</text:p>
      <text:p text:style-name="P8"><text:s text:c="2"/>PROMPTG DB 10,13,'GCD = $'</text:p>
      <text:p text:style-name="P8"><text:s text:c="2"/>PROMPTL DB 10,13,'LCM = $'</text:p>
      <text:p text:style-name="P8"><text:s text:c="2"/>NUM1 DW ?</text:p>
      <text:p text:style-name="P8"><text:s text:c="2"/>NUM2 DW ?</text:p>
      <text:p text:style-name="P8"><text:s text:c="2"/>NUM3 DW ?</text:p>
      <text:p text:style-name="P8"><text:s text:c="2"/>G DW ?</text:p>
      <text:p text:style-name="P8"><text:s text:c="2"/>L DW ?</text:p>
      <text:p text:style-name="P8"><text:s text:c="2"/>n_line DB 0DH,0AH,"$"</text:p>
      <text:p text:style-name="P8"/>
      <text:p text:style-name="P8">.CODE</text:p>
      <text:p text:style-name="P8"/>
      <text:p text:style-name="P8"><text:s text:c="2"/>INPUT PROC ;OUTPUT: IN BX</text:p>
      <text:p text:style-name="P8"/>
      <text:p text:style-name="P8"><text:s text:c="5"/>XOR BX,BX</text:p>
      <text:p text:style-name="P8"><text:s text:c="5"/>MOV CL,4 <text:s/></text:p>
      <text:p text:style-name="P8"><text:s text:c="5"/>MOV AH,1</text:p>
      <text:p text:style-name="P8"><text:s text:c="5"/>INT 21h</text:p>
      <text:p text:style-name="P8"><text:s text:c="6"/></text:p>
      <text:p text:style-name="P8"><text:s text:c="6"/>INPUT1:</text:p>
      <text:p text:style-name="P8"><text:s text:c="10"/>CMP AL,0DH</text:p>
      <text:p text:style-name="P8"><text:s text:c="10"/>JE LINE1 <text:s text:c="8"/></text:p>
      <text:p text:style-name="P8"><text:s text:c="6"/></text:p>
      <text:p text:style-name="P8"><text:s text:c="10"/>CMP AL,39h</text:p>
      <text:p text:style-name="P8"><text:s text:c="10"/>JG LETTER1</text:p>
      <text:p text:style-name="P8"><text:s text:c="10"/></text:p>
      <text:p text:style-name="P8"><text:s text:c="10"/>AND AL,0FH</text:p>
      <text:p text:style-name="P8"><text:s text:c="10"/>JMP SHIFT1</text:p>
      <text:p text:style-name="P8"><text:s text:c="10"/></text:p>
      <text:p text:style-name="P8"><text:s text:c="6"/>LETTER1: <text:s text:c="5"/></text:p>
      <text:p text:style-name="P8"><text:s text:c="10"/>SUB AL,37H</text:p>
      <text:p text:style-name="P8"><text:s text:c="7"/></text:p>
      <text:p text:style-name="P8"><text:s text:c="6"/>SHIFT1:</text:p>
      <text:p text:style-name="P8"><text:s text:c="10"/>SHL BX,CL </text:p>
      <text:p text:style-name="P8"><text:s text:c="10"/>OR <text:s/>BL,AL </text:p>
      <text:p text:style-name="P8"><text:s text:c="10"/></text:p>
      <text:p text:style-name="P8"><text:s text:c="10"/>INT 21h</text:p>
      <text:p text:style-name="P8"><text:s text:c="10"/>JMP INPUT1</text:p>
      <text:p text:style-name="P8"><text:s text:c="6"/>LINE1:</text:p>
      <text:p text:style-name="P8"><text:s text:c="10"/>RET</text:p>
      <text:p text:style-name="P8"><text:s text:c="4"/>INPUT ENDP</text:p>
      <text:p text:style-name="P8"/>
      <text:p text:style-name="P8"><text:s text:c="4"/>OUTPUT PROC</text:p>
      <text:p text:style-name="P8"><text:s text:c="6"/>MOV CL,4</text:p>
      <text:p text:style-name="P8"><text:s text:c="6"/>MOV CH,BH</text:p>
      <text:p text:style-name="P8"><text:s text:c="6"/>SHR CH,CL</text:p>
      <text:p text:style-name="P8"><text:s text:c="6"/>AND CH,0FH </text:p>
      <text:p text:style-name="P8"><text:s text:c="6"/>CMP CH,10</text:p>
      <text:p text:style-name="P8"><text:soft-page-break/><text:s text:c="6"/>ADD CH,'0'</text:p>
      <text:p text:style-name="P8"><text:s text:c="6"/>CMP CH,':'</text:p>
      <text:p text:style-name="P8"><text:s text:c="6"/>JL P1</text:p>
      <text:p text:style-name="P8"><text:s text:c="6"/>ADD CH,7</text:p>
      <text:p text:style-name="P8"/>
      <text:p text:style-name="P8"><text:s text:c="6"/>P1:</text:p>
      <text:p text:style-name="P8"><text:s text:c="8"/>MOV DL,CH</text:p>
      <text:p text:style-name="P8"><text:s text:c="8"/>MOV AH,2</text:p>
      <text:p text:style-name="P8"><text:s text:c="8"/>INT 21H</text:p>
      <text:p text:style-name="P8"/>
      <text:p text:style-name="P8"><text:s text:c="8"/>MOV CH,BH</text:p>
      <text:p text:style-name="P8"><text:s text:c="8"/>AND CH,0FH</text:p>
      <text:p text:style-name="P8"><text:s text:c="8"/>CMP CH,10</text:p>
      <text:p text:style-name="P8"><text:s text:c="8"/>ADD CH,'0'</text:p>
      <text:p text:style-name="P8"><text:s text:c="8"/>CMP CH,':'</text:p>
      <text:p text:style-name="P8"><text:s text:c="8"/>JL P2</text:p>
      <text:p text:style-name="P8"><text:s text:c="8"/>ADD CH,7</text:p>
      <text:p text:style-name="P8"><text:s text:c="6"/></text:p>
      <text:p text:style-name="P8"><text:s text:c="6"/>P2:</text:p>
      <text:p text:style-name="P8"><text:s text:c="8"/>MOV DL,CH</text:p>
      <text:p text:style-name="P8"><text:s text:c="8"/>MOV AH,2</text:p>
      <text:p text:style-name="P8"><text:s text:c="8"/>INT 21H</text:p>
      <text:p text:style-name="P8"/>
      <text:p text:style-name="P8"><text:s text:c="8"/>MOV CH,BL</text:p>
      <text:p text:style-name="P8"><text:s text:c="8"/>SHR CH,CL</text:p>
      <text:p text:style-name="P8"><text:s text:c="8"/>AND CH,0FH</text:p>
      <text:p text:style-name="P8"><text:s text:c="8"/>CMP CH,10</text:p>
      <text:p text:style-name="P8"><text:s text:c="8"/>ADD CH,'0'</text:p>
      <text:p text:style-name="P8"><text:s text:c="8"/>CMP CH,':'</text:p>
      <text:p text:style-name="P8"><text:s text:c="8"/>JL P3</text:p>
      <text:p text:style-name="P8"><text:s text:c="8"/>ADD CH,7</text:p>
      <text:p text:style-name="P8"><text:s text:c="6"/>P3:</text:p>
      <text:p text:style-name="P8"><text:s text:c="8"/>MOV DL,CH</text:p>
      <text:p text:style-name="P8"><text:s text:c="8"/>MOV AH,2</text:p>
      <text:p text:style-name="P8"><text:s text:c="8"/>INT 21H</text:p>
      <text:p text:style-name="P8"/>
      <text:p text:style-name="P8"><text:s text:c="8"/>MOV CH,BL</text:p>
      <text:p text:style-name="P8"><text:s text:c="8"/>AND CH,0FH</text:p>
      <text:p text:style-name="P8"><text:s text:c="8"/>CMP CH,10</text:p>
      <text:p text:style-name="P8"><text:s text:c="8"/>ADD CH,'0'</text:p>
      <text:p text:style-name="P8"><text:s text:c="8"/>CMP CH,':'</text:p>
      <text:p text:style-name="P8"><text:s text:c="8"/>JL P4</text:p>
      <text:p text:style-name="P8"><text:s text:c="8"/>ADD CH,7</text:p>
      <text:p text:style-name="P8"><text:s text:c="6"/>P4:</text:p>
      <text:p text:style-name="P8"><text:s text:c="8"/>MOV DL,CH</text:p>
      <text:p text:style-name="P8"><text:s text:c="8"/>MOV AH,2</text:p>
      <text:p text:style-name="P8"><text:s text:c="8"/>INT 21H</text:p>
      <text:p text:style-name="P8"/>
      <text:p text:style-name="P8"><text:s text:c="8"/>JMP QUIT</text:p>
      <text:p text:style-name="P8"><text:s text:c="6"/>PC1:</text:p>
      <text:p text:style-name="P8"><text:s text:c="8"/>MOV DL,'1'</text:p>
      <text:p text:style-name="P8"><text:s text:c="8"/>MOV AH,2</text:p>
      <text:p text:style-name="P8"><text:s text:c="8"/>INT 21h</text:p>
      <text:p text:style-name="P8"><text:s text:c="8"/>JMP OUTPUT</text:p>
      <text:p text:style-name="P8"><text:s text:c="6"/>QUIT:</text:p>
      <text:p text:style-name="P8"><text:s text:c="8"/>RET</text:p>
      <text:p text:style-name="P8"><text:s text:c="4"/>OUTPUT ENDP</text:p>
      <text:p text:style-name="P8"><text:soft-page-break/></text:p>
      <text:p text:style-name="P8"><text:s text:c="4"/>GCD PROC ;GCD(AX,BX) STORED IN BX</text:p>
      <text:p text:style-name="P8"><text:s text:c="6"/>LP:</text:p>
      <text:p text:style-name="P8"><text:s text:c="8"/>CMP AX,BX</text:p>
      <text:p text:style-name="P8"><text:s text:c="8"/>JE EXIT</text:p>
      <text:p text:style-name="P8"><text:s text:c="8"/>JB EXCG</text:p>
      <text:p text:style-name="P8"/>
      <text:p text:style-name="P8"><text:s text:c="6"/>LP2:</text:p>
      <text:p text:style-name="P8"><text:s text:c="8"/>MOV DX,00H</text:p>
      <text:p text:style-name="P8"><text:s text:c="8"/>DIV BX</text:p>
      <text:p text:style-name="P8"><text:s text:c="8"/>CMP DX,0</text:p>
      <text:p text:style-name="P8"><text:s text:c="8"/>JE EXIT</text:p>
      <text:p text:style-name="P8"><text:s text:c="8"/>MOV AX,DX</text:p>
      <text:p text:style-name="P8"><text:s text:c="8"/>JMP LP</text:p>
      <text:p text:style-name="P8"/>
      <text:p text:style-name="P8"><text:s text:c="6"/>EXCG:</text:p>
      <text:p text:style-name="P8"><text:s text:c="8"/>XCHG AX,BX</text:p>
      <text:p text:style-name="P8"><text:s text:c="8"/>JMP LP2</text:p>
      <text:p text:style-name="P8"><text:s text:c="6"/>EXIT:</text:p>
      <text:p text:style-name="P8"><text:s text:c="8"/>RET</text:p>
      <text:p text:style-name="P8"><text:s text:c="4"/>GCD ENDP</text:p>
      <text:p text:style-name="P8"><text:s text:c="4"/></text:p>
      <text:p text:style-name="P8"><text:s text:c="4"/>MAIN PROC</text:p>
      <text:p text:style-name="P8"><text:s text:c="6"/>MOV AX,@DATA</text:p>
      <text:p text:style-name="P8"><text:s text:c="6"/>MOV DS,AX <text:s text:c="7"/></text:p>
      <text:p text:style-name="P8"><text:s text:c="6"/></text:p>
      <text:p text:style-name="P8"><text:s text:c="6"/>LEA DX, PROMPT1</text:p>
      <text:p text:style-name="P8"><text:s text:c="6"/>MOV AH,9</text:p>
      <text:p text:style-name="P8"><text:s text:c="6"/>INT 21H</text:p>
      <text:p text:style-name="P8"/>
      <text:p text:style-name="P8"><text:s text:c="6"/>CALL INPUT</text:p>
      <text:p text:style-name="P8"><text:s text:c="6"/>MOV NUM1,BX</text:p>
      <text:p text:style-name="P8"/>
      <text:p text:style-name="P8"><text:s text:c="6"/>LEA DX, PROMPT2</text:p>
      <text:p text:style-name="P8"><text:s text:c="6"/>MOV AH,9</text:p>
      <text:p text:style-name="P8"><text:s text:c="6"/>INT 21H <text:s text:c="4"/></text:p>
      <text:p text:style-name="P8"/>
      <text:p text:style-name="P8"><text:s text:c="6"/>CALL INPUT</text:p>
      <text:p text:style-name="P8"><text:s text:c="6"/>MOV NUM2,BX</text:p>
      <text:p text:style-name="P8"/>
      <text:p text:style-name="P8"><text:s text:c="6"/>LEA DX, PROMPT3</text:p>
      <text:p text:style-name="P8"><text:s text:c="6"/>MOV AH,9</text:p>
      <text:p text:style-name="P8"><text:s text:c="6"/>INT 21H <text:s text:c="4"/></text:p>
      <text:p text:style-name="P8"/>
      <text:p text:style-name="P8"><text:s text:c="6"/>CALL INPUT</text:p>
      <text:p text:style-name="P8"><text:s text:c="6"/>MOV NUM3,BX</text:p>
      <text:p text:style-name="P8"/>
      <text:p text:style-name="P8"><text:s text:c="6"/>MOV AX,NUM1</text:p>
      <text:p text:style-name="P8"><text:s text:c="6"/>MOV BX,NUM2</text:p>
      <text:p text:style-name="P8"><text:s text:c="6"/>CALL GCD</text:p>
      <text:p text:style-name="P8"/>
      <text:p text:style-name="P8"><text:s text:c="6"/>MOV G,BX</text:p>
      <text:p text:style-name="P8"/>
      <text:p text:style-name="P8"><text:s text:c="6"/>MOV AX,NUM1</text:p>
      <text:p text:style-name="P8"><text:s text:c="6"/>MOV BX,NUM2</text:p>
      <text:p text:style-name="P8"><text:s text:c="6"/>MUL BX</text:p>
      <text:p text:style-name="P8"><text:s text:c="6"/>MOV BX,G</text:p>
      <text:p text:style-name="P8"><text:soft-page-break/><text:s text:c="6"/>DIV BX</text:p>
      <text:p text:style-name="P8"><text:s text:c="6"/>MOV L,AX</text:p>
      <text:p text:style-name="P8"/>
      <text:p text:style-name="P8"><text:s text:c="6"/>MOV AX,G</text:p>
      <text:p text:style-name="P8"><text:s text:c="6"/>MOV BX,NUM3</text:p>
      <text:p text:style-name="P8"><text:s text:c="6"/>CALL GCD</text:p>
      <text:p text:style-name="P8"><text:s text:c="6"/>MOV G,BX</text:p>
      <text:p text:style-name="P8"><text:s text:c="6"/>MOV BX,L</text:p>
      <text:p text:style-name="P8"><text:s text:c="6"/>MOV AX,NUM3</text:p>
      <text:p text:style-name="P8"><text:s text:c="6"/>CALL GCD</text:p>
      <text:p text:style-name="P8"><text:s text:c="6"/>MOV CX,BX</text:p>
      <text:p text:style-name="P8"><text:s text:c="6"/>MOV AX,L</text:p>
      <text:p text:style-name="P8"><text:s text:c="6"/>MOV BX,NUM3</text:p>
      <text:p text:style-name="P8"><text:s text:c="6"/>MUL BX</text:p>
      <text:p text:style-name="P8"><text:s text:c="6"/>DIV CX</text:p>
      <text:p text:style-name="P8"><text:s text:c="6"/>MOV L,AX</text:p>
      <text:p text:style-name="P8"/>
      <text:p text:style-name="P8"><text:s text:c="6"/>LEA DX, PROMPTG</text:p>
      <text:p text:style-name="P8"><text:s text:c="6"/>MOV AH,9</text:p>
      <text:p text:style-name="P8"><text:s text:c="6"/>INT 21H </text:p>
      <text:p text:style-name="P8"><text:s text:c="6"/>MOV BX,G</text:p>
      <text:p text:style-name="P8"><text:s text:c="6"/>CALL OUTPUT</text:p>
      <text:p text:style-name="P8"/>
      <text:p text:style-name="P8"><text:s text:c="6"/>LEA DX, PROMPTL</text:p>
      <text:p text:style-name="P8"><text:s text:c="6"/>MOV AH,9</text:p>
      <text:p text:style-name="P8"><text:s text:c="6"/>INT 21H</text:p>
      <text:p text:style-name="P8"><text:s text:c="6"/>MOV BX,L</text:p>
      <text:p text:style-name="P8"><text:s text:c="6"/>CALL OUTPUT</text:p>
      <text:p text:style-name="P8"/>
      <text:p text:style-name="P8"><text:s text:c="6"/>MOV AH,4CH</text:p>
      <text:p text:style-name="P8"><text:s text:c="6"/>INT 21H</text:p>
      <text:p text:style-name="P8"><text:s text:c="8"/></text:p>
      <text:p text:style-name="P8"><text:s text:c="2"/>MAIN ENDP</text:p>
      <text:p text:style-name="P8">END MAIN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align="start" style:justify-single-word="false" fo:orphans="2" fo:widows="2" fo:text-indent="0cm" style:auto-text-indent="false" style:writing-mode="lr-tb"/>
      <style:text-properties fo:color="#00000a" style:font-name="Liberation Serif" fo:font-family="'Liberation Serif'" style:font-family-generic="swiss" fo:font-size="12pt" fo:language="en" fo:country="IN" style:letter-kerning="false" style:font-name-asian="Mangal" style:font-family-asian="Mangal" style:font-family-generic-asian="system" style:font-pitch-asian="variable" style:font-size-asian="12pt" style:language-asian="hi" style:country-asian="IN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shal Kanti Ghosh</meta:initial-creator>
    <meta:creation-date>2018-11-16T23:39:40.180513703</meta:creation-date>
    <dc:date>2018-11-17T10:19:35.810867142</dc:date>
    <dc:creator>Kushal Kanti Ghosh</dc:creator>
    <meta:editing-duration>PT20M54S</meta:editing-duration>
    <meta:editing-cycles>6</meta:editing-cycles>
    <meta:generator>LibreOffice/6.1.3.2$Linux_X86_64 LibreOffice_project/10$Build-2</meta:generator>
    <meta:document-statistic meta:table-count="0" meta:image-count="0" meta:object-count="0" meta:page-count="12" meta:paragraph-count="597" meta:word-count="1355" meta:character-count="10263" meta:non-whitespace-character-count="53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